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1906DD63FEEEB30F4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1" svg:font-family="Montserrat"/>
    <style:font-face style:name="Liberation Sans1" svg:font-family="'Liberation Sans'" style:font-pitch="variable"/>
    <style:font-face style:name="Montserrat" svg:font-family="Montserrat" style:font-pitch="variable"/>
    <style:font-face style:name="Montserrat Light1" svg:font-family="'Montserrat Light'" style:font-pitch="variable"/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9.75cm" fo:min-width="5.849cm"/>
    </style:style>
    <style:style style:name="gr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358cm" fo:min-width="3.1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2.573cm" fo:min-width="2.32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789cm" fo:min-width="1.539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000000" fo:min-height="0.05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000000" fo:min-height="0.429cm"/>
      <style:paragraph-properties style:writing-mode="lr-tb"/>
    </style:style>
    <style:style style:name="gr8" style:family="graphic" style:parent-style-name="standard">
      <style:graphic-properties draw:stroke="none" draw:fill-color="#43c330" draw:textarea-horizontal-align="justify" draw:textarea-vertical-align="middle" draw:auto-grow-height="false" fo:min-height="0cm" fo:min-width="0.066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066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solid" draw:fill-color="#ff0000" fo:min-height="1.713cm"/>
      <style:paragraph-properties style:writing-mode="lr-tb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324cm" fo:min-width="3.07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2.539cm" fo:min-width="2.28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755cm" fo:min-width="1.505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style:use-window-font-color="true" style:font-name="Montserrat Light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solid" draw:fill-color="#000000"/>
      <style:paragraph-properties fo:text-align="center" style:writing-mode="lr-tb"/>
      <style:text-properties style:use-window-font-color="true" style:font-name="Montserrat Light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  <style:text-properties fo:color="#ffffff" style:font-name="Montserrat Light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0000"/>
      <style:paragraph-properties fo:text-align="center" style:writing-mode="lr-tb"/>
      <style:text-properties fo:color="#ffffff" style:font-name="Montserrat Light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Montserrat Light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ontserrat Light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6.349cm" svg:height="10.582cm" svg:x="2.7cm" svg:y="1.1cm">
          <draw:image xlink:href="Pictures/10000201000000F0000001906DD63FEEEB30F493.png" xlink:type="simple" xlink:show="embed" xlink:actuate="onLoad" loext:mime-type="image/png">
            <text:p/>
          </draw:image>
        </draw:frame>
        <draw:custom-shape draw:style-name="gr2" draw:text-style-name="P2" draw:layer="layout" svg:width="6.349cm" svg:height="10cm" svg:x="2.7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5.1cm" svg:x="3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91cm" svg:height="3.991cm" svg:x="3.855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83cm" svg:height="2.883cm" svg:x="4.409cm" svg:y="6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cm" svg:height="0.679cm" svg:x="5.25cm" svg:y="5.921cm">
          <draw:text-box>
            <text:p text:style-name="P3"><text:span text:style-name="T1">1 km</text:span></text:p>
          </draw:text-box>
        </draw:frame>
        <draw:frame draw:style-name="gr7" draw:text-style-name="P4" draw:layer="layout" svg:width="1.4cm" svg:height="0.679cm" svg:x="5.2cm" svg:y="5.321cm">
          <draw:text-box>
            <text:p text:style-name="P3"><text:span text:style-name="T1">2 km</text:span></text:p>
          </draw:text-box>
        </draw:frame>
        <draw:frame draw:style-name="gr7" draw:text-style-name="P4" draw:layer="layout" svg:width="1.4cm" svg:height="0.679cm" svg:x="5.2cm" svg:y="4.742cm">
          <draw:text-box>
            <text:p text:style-name="P3"><text:span text:style-name="T1">3 km</text:span></text:p>
          </draw:text-box>
        </draw:frame>
        <draw:frame draw:style-name="gr7" draw:text-style-name="P4" draw:layer="layout" svg:width="1.4cm" svg:height="0.679cm" svg:x="5.2cm" svg:y="4.743cm">
          <draw:text-box>
            <text:p text:style-name="P3"><text:span text:style-name="T1">3 km</text:span></text:p>
          </draw:text-box>
        </draw:frame>
        <draw:custom-shape draw:style-name="gr8" draw:text-style-name="P5" draw:layer="layout" svg:width="0.8cm" svg:height="0.3cm" draw:transform="rotate (1.39224914431588) translate (7.3cm 10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1.39224914431588) translate (7.353cm 9.7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draw:transform="rotate (0.711745268963288) translate (3.299cm 5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0.711745268963288) translate (3.526cm 5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svg:x="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svg:x="7.3cm" svg:y="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draw:transform="rotate (0.812974365578958) translate (7.483cm 7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0.812974365578958) translate (7.689cm 7.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8cm" svg:height="0.3cm" draw:transform="rotate (-0.376118453804779) translate (5.169cm 7.8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-0.376118453804779) translate (5.449cm 7.9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draw:transform="rotate (-0.389732021970334) translate (3.814cm 8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-0.389732021970334) translate (4.091cm 8.6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6.349cm" svg:height="1.963cm" svg:x="2.7cm" svg:y="1.701cm">
          <draw:text-box>
            <text:p text:style-name="P8"><text:span text:style-name="T2">Proximity Warning</text:span></text:p>
          </draw:text-box>
        </draw:frame>
        <draw:custom-shape draw:style-name="gr9" draw:text-style-name="P6" draw:layer="layout" svg:width="0.4cm" svg:height="0.4cm" svg:x="8.4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0.8cm" svg:height="0.679cm" svg:x="8.2cm" svg:y="4.321cm">
          <draw:text-box>
            <text:p text:style-name="P3"><text:span text:style-name="T1">N</text:span></text:p>
          </draw:text-box>
        </draw:frame>
        <draw:custom-shape draw:style-name="gr9" draw:text-style-name="P6" draw:layer="layout" svg:width="0.315cm" svg:height="0.568cm" draw:transform="rotate (-0.674744288821007) translate (5.946cm 7.2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6.349cm" svg:height="10.582cm" svg:x="9.651cm" svg:y="1.1cm">
          <draw:image xlink:href="Pictures/10000201000000F0000001906DD63FEEEB30F493.png" xlink:type="simple" xlink:show="embed" xlink:actuate="onLoad" loext:mime-type="image/png">
            <text:p/>
          </draw:image>
        </draw:frame>
        <draw:custom-shape draw:style-name="gr2" draw:text-style-name="P2" draw:layer="layout" svg:width="6.349cm" svg:height="10cm" svg:x="9.651cm" svg:y="1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1cm" svg:height="5.1cm" svg:x="10.25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991cm" svg:height="3.991cm" svg:x="10.80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883cm" svg:height="2.883cm" svg:x="11.36cm" svg:y="6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cm" svg:height="0.679cm" svg:x="12.201cm" svg:y="5.921cm">
          <draw:text-box>
            <text:p text:style-name="P3"><text:span text:style-name="T1">1 km</text:span></text:p>
          </draw:text-box>
        </draw:frame>
        <draw:frame draw:style-name="gr7" draw:text-style-name="P4" draw:layer="layout" svg:width="1.4cm" svg:height="0.679cm" svg:x="12.151cm" svg:y="5.321cm">
          <draw:text-box>
            <text:p text:style-name="P3"><text:span text:style-name="T1">2 km</text:span></text:p>
          </draw:text-box>
        </draw:frame>
        <draw:frame draw:style-name="gr7" draw:text-style-name="P4" draw:layer="layout" svg:width="1.4cm" svg:height="0.679cm" svg:x="12.151cm" svg:y="4.742cm">
          <draw:text-box>
            <text:p text:style-name="P3"><text:span text:style-name="T1">3 km</text:span></text:p>
          </draw:text-box>
        </draw:frame>
        <draw:frame draw:style-name="gr7" draw:text-style-name="P4" draw:layer="layout" svg:width="1.4cm" svg:height="0.679cm" svg:x="12.151cm" svg:y="4.743cm">
          <draw:text-box>
            <text:p text:style-name="P3"><text:span text:style-name="T1">3 km</text:span></text:p>
          </draw:text-box>
        </draw:frame>
        <draw:custom-shape draw:style-name="gr8" draw:text-style-name="P5" draw:layer="layout" svg:width="0.8cm" svg:height="0.3cm" draw:transform="rotate (1.39224914431588) translate (14.251cm 10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1.39224914431588) translate (14.304cm 9.7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draw:transform="rotate (0.711745268963288) translate (10.25cm 5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0.711745268963288) translate (10.477cm 5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svg:x="13.95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svg:x="14.251cm" svg:y="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draw:transform="rotate (0.812974365578958) translate (14.434cm 7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0.812974365578958) translate (14.64cm 7.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8cm" svg:height="0.3cm" draw:transform="rotate (-0.376118453804779) translate (12.12cm 7.8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-0.376118453804779) translate (12.4cm 7.9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8cm" svg:height="0.3cm" draw:transform="rotate (-0.389732021970334) translate (10.765cm 8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3cm" draw:transform="rotate (-0.389732021970334) translate (11.042cm 8.6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6.349cm" svg:height="1.963cm" svg:x="9.651cm" svg:y="1.701cm">
          <draw:text-box>
            <text:p text:style-name="P8"><text:span text:style-name="T2">Proximity Warning</text:span></text:p>
          </draw:text-box>
        </draw:frame>
        <draw:custom-shape draw:style-name="gr9" draw:text-style-name="P6" draw:layer="layout" svg:width="0.4cm" svg:height="0.4cm" svg:x="15.351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0.8cm" svg:height="0.679cm" svg:x="15.151cm" svg:y="4.321cm">
          <draw:text-box>
            <text:p text:style-name="P3"><text:span text:style-name="T1">N</text:span></text:p>
          </draw:text-box>
        </draw:frame>
        <draw:custom-shape draw:style-name="gr9" draw:text-style-name="P6" draw:layer="layout" svg:width="0.315cm" svg:height="0.568cm" draw:transform="rotate (-0.674744288821007) translate (12.897cm 7.2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1" svg:font-family="Montserrat"/>
    <style:font-face style:name="Liberation Sans1" svg:font-family="'Liberation Sans'" style:font-pitch="variable"/>
    <style:font-face style:name="Montserrat" svg:font-family="Montserrat" style:font-pitch="variable"/>
    <style:font-face style:name="Montserrat Light1" svg:font-family="'Montserrat Light'" style:font-pitch="variable"/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45:46.330428872</meta:creation-date>
    <dc:date>2021-03-11T10:32:49.089302847</dc:date>
    <meta:editing-duration>PT5M23S</meta:editing-duration>
    <meta:editing-cycles>2</meta:editing-cycles>
    <meta:generator>LibreOffice/6.4.6.2$Linux_X86_64 LibreOffice_project/40$Build-2</meta:generator>
    <meta:document-statistic meta:object-count="50"/>
  </office:meta>
</office:document-meta>
</file>